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1">
          <table:table-cell office:value-type="date" office:date-value="2020-11-05T00:00:00" table:style-name="ce4">
            <text:p>05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aggiunto funzioni per ottenere il range della settimana/mese/anno</text:p>
          </table:table-cell>
          <table:table-cell office:value-type="string" table:style-name="ce1">
            <text:p>Non mostra i report di una data specifica, solo di quella attuale</text:p>
          </table:table-cell>
          <table:table-cell office:value-type="string" table:style-name="ce11">
            <text:p>PHM23</text:p>
            <text:p>TestPeriodo</text:p>
          </table:table-cell>
          <table:table-cell table:number-columns-repeated="16379"/>
        </table:table-row>
        <table:table-row table:number-rows-repeated="1048549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5T14:06:41Z</dc:date>
  </office:meta>
</office:document-meta>
</file>